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adornments="Regular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000000" draw:marker-start-width="0.321cm" draw:marker-end-width="0.321cm" draw:textarea-horizontal-align="justify" draw:textarea-vertical-align="middle" draw:auto-grow-height="false" fo:min-height="0.85cm" fo:min-width="0.6cm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width="0.081cm" svg:stroke-color="#000000" draw:marker-start-width="0.321cm" draw:marker-end-width="0.321cm" draw:fill-color="#c5000b" draw:textarea-horizontal-align="justify" draw:textarea-vertical-align="middle" draw:auto-grow-height="false" fo:min-height="0.174cm" fo:min-width="0cm" fo:padding-top="0.165cm" fo:padding-bottom="0.165cm" fo:padding-left="0.29cm" fo:padding-right="0.29cm"/>
    </style:style>
    <style:style style:name="gr5" style:family="graphic" style:parent-style-name="standard">
      <style:graphic-properties draw:stroke="solid" svg:stroke-width="0.081cm" svg:stroke-color="#000000" draw:marker-start-width="0.321cm" draw:marker-end-width="0.321cm" draw:fill-color="#c5000b" draw:textarea-horizontal-align="justify" draw:textarea-vertical-align="middle" draw:auto-grow-height="false" fo:min-height="0.094cm" fo:min-width="0cm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solid" svg:stroke-width="0.081cm" svg:stroke-color="#000000" draw:marker-start-width="0.321cm" draw:marker-end-width="0.321cm" draw:textarea-horizontal-align="justify" draw:textarea-vertical-align="middle" draw:auto-grow-height="false" fo:min-height="0.77cm" fo:min-width="0.52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c5000b"/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cm" svg:height="1.1cm" svg:x="3.5cm" svg:y="2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cm" svg:height="1.1cm" svg:x="4.6cm" svg:y="2.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cm" svg:height="1.1cm" svg:x="5.7cm" svg:y="2.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cm" svg:height="1.1cm" svg:x="6.8cm" svg:y="2.6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cm" svg:height="1.1cm" svg:x="7.9cm" svg:y="2.6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cm" svg:height="1.1cm" svg:x="9cm" svg:y="2.6cm">
          <text:p text:style-name="P1">5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36cm" svg:height="0.89cm" svg:x="1.3cm" svg:y="2.7cm">
          <draw:text-box>
            <text:p>array1</text:p>
          </draw:text-box>
        </draw:frame>
        <draw:custom-shape draw:style-name="gr1" draw:text-style-name="P1" draw:layer="layout" svg:width="1.1cm" svg:height="1.1cm" svg:x="3.5cm" svg:y="4.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cm" svg:height="1.1cm" svg:x="4.6cm" svg:y="4.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cm" svg:height="1.1cm" svg:x="5.7cm" svg:y="4.9cm">
          <text:p text:style-name="P1">2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36cm" svg:height="0.89cm" svg:x="1.3cm" svg:y="5cm">
          <draw:text-box>
            <text:p>array2</text:p>
          </draw:text-box>
        </draw:frame>
        <draw:custom-shape draw:style-name="gr1" draw:text-style-name="P1" draw:layer="layout" svg:width="1.1cm" svg:height="1.1cm" svg:x="3.5cm" svg:y="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cm" svg:height="1.1cm" svg:x="4.6cm" svg:y="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cm" svg:height="1.1cm" svg:x="5.7cm" svg:y="7cm">
          <text:p text:style-name="P1">4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971cm" svg:height="0.89cm" svg:x="1.3cm" svg:y="7.1cm">
          <draw:text-box>
            <text:p>result</text:p>
          </draw:text-box>
        </draw:frame>
        <draw:line draw:style-name="gr3" draw:text-style-name="P3" draw:layer="layout" svg:x1="5.1cm" svg:y1="3.7cm" svg:x2="5.1cm" svg:y2="4.9cm">
          <text:p/>
        </draw:line>
        <draw:custom-shape draw:style-name="gr4" draw:text-style-name="P4" draw:layer="layout" svg:width="0.6cm" svg:height="0.6cm" svg:x="4.8cm" svg:y="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6.3cm" svg:y1="3.7cm" svg:x2="6.3cm" svg:y2="4.9cm">
          <text:p/>
        </draw:line>
        <draw:custom-shape draw:style-name="gr5" draw:text-style-name="P4" draw:layer="layout" svg:width="0.6cm" svg:height="0.6cm" svg:x="6cm" svg:y="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6.3cm" svg:y1="6cm" svg:x2="6.3cm" svg:y2="7cm">
          <text:p/>
        </draw:line>
        <draw:line draw:style-name="gr6" draw:text-style-name="P3" draw:layer="layout" svg:x1="5.1cm" svg:y1="6cm" svg:x2="5.1cm" svg:y2="7cm">
          <text:p/>
        </draw:line>
        <draw:custom-shape draw:style-name="gr7" draw:text-style-name="P1" draw:layer="layout" svg:width="1.1cm" svg:height="1.1cm" svg:x="6.8cm" svg:y="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cm" svg:height="1.1cm" svg:x="7.9cm" svg:y="7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cm" svg:height="1.1cm" svg:x="9cm" svg:y="7cm">
          <text:p text:style-name="P1">5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7.348cm" svg:y1="3.7cm" svg:x2="7.348cm" svg:y2="7cm">
          <text:p/>
        </draw:line>
        <draw:line draw:style-name="gr6" draw:text-style-name="P3" draw:layer="layout" svg:x1="8.42cm" svg:y1="3.7cm" svg:x2="8.42cm" svg:y2="7cm">
          <text:p/>
        </draw:line>
        <draw:line draw:style-name="gr6" draw:text-style-name="P3" draw:layer="layout" svg:x1="9.6cm" svg:y1="3.7cm" svg:x2="9.6cm" svg:y2="7cm">
          <text:p/>
        </draw:line>
        <draw:frame draw:style-name="gr2" draw:text-style-name="P6" draw:layer="layout" svg:width="4.265cm" svg:height="0.89cm" svg:x="4.9cm" svg:y="1.5cm">
          <draw:text-box>
            <text:p text:style-name="P5"><text:span text:style-name="T1">Case 1: s1 &gt; s2</text:span></text:p>
          </draw:text-box>
        </draw:frame>
        <draw:custom-shape draw:style-name="gr7" draw:text-style-name="P1" draw:layer="layout" svg:width="1.1cm" svg:height="1.1cm" svg:x="11.9cm" svg:y="2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cm" svg:height="1.1cm" svg:x="13cm" svg:y="2.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cm" svg:height="1.1cm" svg:x="14.1cm" svg:y="2.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cm" svg:height="1.1cm" svg:x="15.2cm" svg:y="4.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cm" svg:height="1.1cm" svg:x="16.3cm" svg:y="2.6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cm" svg:height="1.1cm" svg:x="11.9cm" svg:y="4.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cm" svg:height="1.1cm" svg:x="13cm" svg:y="4.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cm" svg:height="1.1cm" svg:x="14.1cm" svg:y="4.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cm" svg:height="1.1cm" svg:x="11.9cm" svg:y="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cm" svg:height="1.1cm" svg:x="13cm" svg:y="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cm" svg:height="1.1cm" svg:x="14.1cm" svg:y="7cm">
          <text:p text:style-name="P1">4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3.5cm" svg:y1="3.7cm" svg:x2="13.5cm" svg:y2="4.9cm">
          <text:p/>
        </draw:line>
        <draw:custom-shape draw:style-name="gr5" draw:text-style-name="P4" draw:layer="layout" svg:width="0.6cm" svg:height="0.6cm" svg:x="13.2cm" svg:y="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4.7cm" svg:y1="3.7cm" svg:x2="14.7cm" svg:y2="4.9cm">
          <text:p/>
        </draw:line>
        <draw:custom-shape draw:style-name="gr5" draw:text-style-name="P4" draw:layer="layout" svg:width="0.6cm" svg:height="0.6cm" svg:x="14.4cm" svg:y="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4.7cm" svg:y1="6cm" svg:x2="14.7cm" svg:y2="7cm">
          <text:p/>
        </draw:line>
        <draw:line draw:style-name="gr6" draw:text-style-name="P3" draw:layer="layout" svg:x1="13.5cm" svg:y1="6cm" svg:x2="13.5cm" svg:y2="7cm">
          <text:p/>
        </draw:line>
        <draw:custom-shape draw:style-name="gr7" draw:text-style-name="P1" draw:layer="layout" svg:width="1.1cm" svg:height="1.1cm" svg:x="15.2cm" svg:y="7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cm" svg:height="1.1cm" svg:x="16.3cm" svg:y="7cm">
          <text:p text:style-name="P1">4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6.82cm" svg:y1="3.7cm" svg:x2="16.82cm" svg:y2="7cm">
          <text:p/>
        </draw:line>
        <draw:frame draw:style-name="gr2" draw:text-style-name="P6" draw:layer="layout" svg:width="4.265cm" svg:height="0.89cm" svg:x="12.7cm" svg:y="1.5cm">
          <draw:text-box>
            <text:p text:style-name="P5"><text:span text:style-name="T1">Case 2: s2 &gt; s1</text:span></text:p>
          </draw:text-box>
        </draw:frame>
        <draw:custom-shape draw:style-name="gr7" draw:text-style-name="P1" draw:layer="layout" svg:width="1.1cm" svg:height="1.1cm" svg:x="15.2cm" svg:y="2.6cm">
          <text:p text:style-name="P1">3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5.8cm" svg:y1="3.7cm" svg:x2="15.8cm" svg:y2="4.9cm">
          <text:p/>
        </draw:line>
        <draw:custom-shape draw:style-name="gr5" draw:text-style-name="P4" draw:layer="layout" svg:width="0.6cm" svg:height="0.6cm" svg:x="15.5cm" svg:y="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5.8cm" svg:y1="6cm" svg:x2="15.8cm" svg:y2="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adornments="Regular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style-name="Regular" style:font-family-generic="swiss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Olivier</meta:initial-creator>
    <meta:creation-date>2020-08-28T11:57:27.102889274</meta:creation-date>
    <dc:date>2020-08-28T12:09:51.420027750</dc:date>
    <dc:creator>Pierre Olivier</dc:creator>
    <meta:editing-duration>PT12M23S</meta:editing-duration>
    <meta:editing-cycles>4</meta:editing-cycles>
    <meta:generator>LibreOffice/6.1.5.2$Linux_X86_64 LibreOffice_project/10$Build-2</meta:generator>
    <meta:document-statistic meta:object-count="53"/>
  </office:meta>
</office:document-meta>
</file>